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49">
            <text:p>49</text:p>
          </table:table-cell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571662">
            <text:p>571662</text:p>
          </table:table-cell>
          <table:table-cell office:value-type="float" office:value="45439">
            <text:p>45439</text:p>
          </table:table-cell>
          <table:table-cell office:value-type="float" office:value="8.63">
            <text:p>8,6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27605">
            <text:p>27605</text:p>
          </table:table-cell>
          <table:table-cell office:value-type="float" office:value="5734">
            <text:p>5734</text:p>
          </table:table-cell>
          <table:table-cell office:value-type="float" office:value="26.22">
            <text:p>26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tigua i Barbuda</text:p>
          </table:table-cell>
          <table:table-cell office:value-type="float" office:value="600">
            <text:p>600</text:p>
          </table:table-cell>
          <table:table-cell office:value-type="float" office:value="574">
            <text:p>574</text:p>
          </table:table-cell>
          <table:table-cell office:value-type="float" office:value="-26">
            <text:p>-26</text:p>
          </table:table-cell>
          <table:table-cell office:value-type="float" office:value="-4.33">
            <text:p>-4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rmenia</text:p>
          </table:table-cell>
          <table:table-cell office:value-type="float" office:value="25949">
            <text:p>25949</text:p>
          </table:table-cell>
          <table:table-cell office:value-type="float" office:value="35371">
            <text:p>35371</text:p>
          </table:table-cell>
          <table:table-cell office:value-type="float" office:value="9422">
            <text:p>9422</text:p>
          </table:table-cell>
          <table:table-cell office:value-type="float" office:value="36.31">
            <text:p>36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743">
            <text:p>743</text:p>
          </table:table-cell>
          <table:table-cell office:value-type="float" office:value="52">
            <text:p>52</text:p>
          </table:table-cell>
          <table:table-cell office:value-type="float" office:value="7.53">
            <text:p>7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61716">
            <text:p>161716</text:p>
          </table:table-cell>
          <table:table-cell office:value-type="float" office:value="-6">
            <text:p>-6</text:p>
          </table:table-cell>
          <table:table-cell office:value-type="float" office:value="-0">
            <text:p>-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549">
            <text:p>89549</text:p>
          </table:table-cell>
          <table:table-cell office:value-type="float" office:value="7775">
            <text:p>7775</text:p>
          </table:table-cell>
          <table:table-cell office:value-type="float" office:value="9.51">
            <text:p>9,5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5647">
            <text:p>75647</text:p>
          </table:table-cell>
          <table:table-cell office:value-type="float" office:value="18798">
            <text:p>18798</text:p>
          </table:table-cell>
          <table:table-cell office:value-type="float" office:value="33.07">
            <text:p>33,0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rbados</text:p>
          </table:table-cell>
          <table:table-cell office:value-type="float" office:value="2714">
            <text:p>2714</text:p>
          </table:table-cell>
          <table:table-cell office:value-type="float" office:value="2713">
            <text:p>2713</text:p>
          </table:table-cell>
          <table:table-cell office:value-type="float" office:value="-1">
            <text:p>-1</text:p>
          </table:table-cell>
          <table:table-cell office:value-type="float" office:value="-0.04">
            <text:p>-0,0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25557">
            <text:p>125557</text:p>
          </table:table-cell>
          <table:table-cell office:value-type="float" office:value="16168">
            <text:p>16168</text:p>
          </table:table-cell>
          <table:table-cell office:value-type="float" office:value="14.78">
            <text:p>14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75306">
            <text:p>75306</text:p>
          </table:table-cell>
          <table:table-cell office:value-type="float" office:value="23522">
            <text:p>23522</text:p>
          </table:table-cell>
          <table:table-cell office:value-type="float" office:value="45.42">
            <text:p>45,4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2803">
            <text:p>42803</text:p>
          </table:table-cell>
          <table:table-cell office:value-type="float" office:value="6085">
            <text:p>6085</text:p>
          </table:table-cell>
          <table:table-cell office:value-type="float" office:value="16.57">
            <text:p>16,5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581645">
            <text:p>1581645</text:p>
          </table:table-cell>
          <table:table-cell office:value-type="float" office:value="248384">
            <text:p>248384</text:p>
          </table:table-cell>
          <table:table-cell office:value-type="float" office:value="18.63">
            <text:p>18,6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23611">
            <text:p>123611</text:p>
          </table:table-cell>
          <table:table-cell office:value-type="float" office:value="15601">
            <text:p>15601</text:p>
          </table:table-cell>
          <table:table-cell office:value-type="float" office:value="14.44">
            <text:p>14,4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25219">
            <text:p>125219</text:p>
          </table:table-cell>
          <table:table-cell office:value-type="float" office:value="17316">
            <text:p>17316</text:p>
          </table:table-cell>
          <table:table-cell office:value-type="float" office:value="16.05">
            <text:p>16,0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56416">
            <text:p>56416</text:p>
          </table:table-cell>
          <table:table-cell office:value-type="float" office:value="4329">
            <text:p>4329</text:p>
          </table:table-cell>
          <table:table-cell office:value-type="float" office:value="8.31">
            <text:p>8,3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6329">
            <text:p>6329</text:p>
          </table:table-cell>
          <table:table-cell office:value-type="float" office:value="321">
            <text:p>321</text:p>
          </table:table-cell>
          <table:table-cell office:value-type="float" office:value="5.34">
            <text:p>5,3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zarnogóra</text:p>
          </table:table-cell>
          <table:table-cell office:value-type="float" office:value="6529">
            <text:p>6529</text:p>
          </table:table-cell>
          <table:table-cell office:value-type="float" office:value="7198">
            <text:p>7198</text:p>
          </table:table-cell>
          <table:table-cell office:value-type="float" office:value="669">
            <text:p>669</text:p>
          </table:table-cell>
          <table:table-cell office:value-type="float" office:value="10.25">
            <text:p>10,2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27976">
            <text:p>127976</text:p>
          </table:table-cell>
          <table:table-cell office:value-type="float" office:value="15654">
            <text:p>15654</text:p>
          </table:table-cell>
          <table:table-cell office:value-type="float" office:value="13.94">
            <text:p>13,9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4219">
            <text:p>54219</text:p>
          </table:table-cell>
          <table:table-cell office:value-type="float" office:value="-222">
            <text:p>-222</text:p>
          </table:table-cell>
          <table:table-cell office:value-type="float" office:value="-0.41">
            <text:p>-0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ominika</text:p>
          </table:table-cell>
          <table:table-cell office:value-type="float" office:value="43459">
            <text:p>43459</text:p>
          </table:table-cell>
          <table:table-cell office:value-type="float" office:value="45861">
            <text:p>45861</text:p>
          </table:table-cell>
          <table:table-cell office:value-type="float" office:value="2402">
            <text:p>2402</text:p>
          </table:table-cell>
          <table:table-cell office:value-type="float" office:value="5.53">
            <text:p>5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666200">
            <text:p>666200</text:p>
          </table:table-cell>
          <table:table-cell office:value-type="float" office:value="101030">
            <text:p>101030</text:p>
          </table:table-cell>
          <table:table-cell office:value-type="float" office:value="17.88">
            <text:p>17,8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15167">
            <text:p>115167</text:p>
          </table:table-cell>
          <table:table-cell office:value-type="float" office:value="42543">
            <text:p>42543</text:p>
          </table:table-cell>
          <table:table-cell office:value-type="float" office:value="58.58">
            <text:p>58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5689">
            <text:p>15689</text:p>
          </table:table-cell>
          <table:table-cell office:value-type="float" office:value="181">
            <text:p>181</text:p>
          </table:table-cell>
          <table:table-cell office:value-type="float" office:value="1.17">
            <text:p>1,1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lipiny</text:p>
          </table:table-cell>
          <table:table-cell office:value-type="float" office:value="605562">
            <text:p>605562</text:p>
          </table:table-cell>
          <table:table-cell office:value-type="float" office:value="613936">
            <text:p>613936</text:p>
          </table:table-cell>
          <table:table-cell office:value-type="float" office:value="8374">
            <text:p>8374</text:p>
          </table:table-cell>
          <table:table-cell office:value-type="float" office:value="1.38">
            <text:p>1,3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5060">
            <text:p>55060</text:p>
          </table:table-cell>
          <table:table-cell office:value-type="float" office:value="965">
            <text:p>965</text:p>
          </table:table-cell>
          <table:table-cell office:value-type="float" office:value="1.78">
            <text:p>1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9970">
            <text:p>649970</text:p>
          </table:table-cell>
          <table:table-cell office:value-type="float" office:value="53497">
            <text:p>53497</text:p>
          </table:table-cell>
          <table:table-cell office:value-type="float" office:value="8.97">
            <text:p>8,9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30288">
            <text:p>130288</text:p>
          </table:table-cell>
          <table:table-cell office:value-type="float" office:value="8043">
            <text:p>8043</text:p>
          </table:table-cell>
          <table:table-cell office:value-type="float" office:value="6.58">
            <text:p>6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0.19">
            <text:p>0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0537">
            <text:p>50537</text:p>
          </table:table-cell>
          <table:table-cell office:value-type="float" office:value="3945">
            <text:p>3945</text:p>
          </table:table-cell>
          <table:table-cell office:value-type="float" office:value="8.47">
            <text:p>8,4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jana Francuska</text:p>
          </table:table-cell>
          <table:table-cell office:value-type="float" office:value="938">
            <text:p>938</text:p>
          </table:table-cell>
          <table:table-cell office:value-type="float" office:value="943">
            <text:p>943</text:p>
          </table:table-cell>
          <table:table-cell office:value-type="float" office:value="5">
            <text:p>5</text:p>
          </table:table-cell>
          <table:table-cell office:value-type="float" office:value="0.53">
            <text:p>0,5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wadelupa</text:p>
          </table:table-cell>
          <table:table-cell office:value-type="float" office:value="3294">
            <text:p>3294</text:p>
          </table:table-cell>
          <table:table-cell office:value-type="float" office:value="3664">
            <text:p>3664</text:p>
          </table:table-cell>
          <table:table-cell office:value-type="float" office:value="370">
            <text:p>370</text:p>
          </table:table-cell>
          <table:table-cell office:value-type="float" office:value="11.23">
            <text:p>11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watemala</text:p>
          </table:table-cell>
          <table:table-cell office:value-type="float" office:value="83282">
            <text:p>83282</text:p>
          </table:table-cell>
          <table:table-cell office:value-type="float" office:value="95398">
            <text:p>95398</text:p>
          </table:table-cell>
          <table:table-cell office:value-type="float" office:value="12116">
            <text:p>12116</text:p>
          </table:table-cell>
          <table:table-cell office:value-type="float" office:value="14.55">
            <text:p>14,5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89332">
            <text:p>489332</text:p>
          </table:table-cell>
          <table:table-cell office:value-type="float" office:value="69878">
            <text:p>69878</text:p>
          </table:table-cell>
          <table:table-cell office:value-type="float" office:value="16.66">
            <text:p>16,6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67167">
            <text:p>167167</text:p>
          </table:table-cell>
          <table:table-cell office:value-type="float" office:value="14900">
            <text:p>14900</text:p>
          </table:table-cell>
          <table:table-cell office:value-type="float" office:value="9.79">
            <text:p>9,7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0666">
            <text:p>50666</text:p>
          </table:table-cell>
          <table:table-cell office:value-type="float" office:value="2487">
            <text:p>2487</text:p>
          </table:table-cell>
          <table:table-cell office:value-type="float" office:value="5.16">
            <text:p>5,1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01590">
            <text:p>501590</text:p>
          </table:table-cell>
          <table:table-cell office:value-type="float" office:value="123395">
            <text:p>123395</text:p>
          </table:table-cell>
          <table:table-cell office:value-type="float" office:value="32.63">
            <text:p>32,6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1981">
            <text:p>31981</text:p>
          </table:table-cell>
          <table:table-cell office:value-type="float" office:value="776">
            <text:p>776</text:p>
          </table:table-cell>
          <table:table-cell office:value-type="float" office:value="2.49">
            <text:p>2,4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298">
            <text:p>2298</text:p>
          </table:table-cell>
          <table:table-cell office:value-type="float" office:value="44">
            <text:p>44</text:p>
          </table:table-cell>
          <table:table-cell office:value-type="float" office:value="1.95">
            <text:p>1,9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48408">
            <text:p>48408</text:p>
          </table:table-cell>
          <table:table-cell office:value-type="float" office:value="3303">
            <text:p>3303</text:p>
          </table:table-cell>
          <table:table-cell office:value-type="float" office:value="7.32">
            <text:p>7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amajka</text:p>
          </table:table-cell>
          <table:table-cell office:value-type="float" office:value="18682">
            <text:p>18682</text:p>
          </table:table-cell>
          <table:table-cell office:value-type="float" office:value="18978">
            <text:p>18978</text:p>
          </table:table-cell>
          <table:table-cell office:value-type="float" office:value="296">
            <text:p>296</text:p>
          </table:table-cell>
          <table:table-cell office:value-type="float" office:value="1.58">
            <text:p>1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384544">
            <text:p>1384544</text:p>
          </table:table-cell>
          <table:table-cell office:value-type="float" office:value="9421">
            <text:p>9421</text:p>
          </table:table-cell>
          <table:table-cell office:value-type="float" office:value="0.69">
            <text:p>0,6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anada</text:p>
          </table:table-cell>
          <table:table-cell office:value-type="float" office:value="284590">
            <text:p>284590</text:p>
          </table:table-cell>
          <table:table-cell office:value-type="float" office:value="305530">
            <text:p>305530</text:p>
          </table:table-cell>
          <table:table-cell office:value-type="float" office:value="20940">
            <text:p>20940</text:p>
          </table:table-cell>
          <table:table-cell office:value-type="float" office:value="7.36">
            <text:p>7,3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34">
            <text:p>334</text:p>
          </table:table-cell>
          <table:table-cell office:value-type="float" office:value="14.57">
            <text:p>14,5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62613">
            <text:p>162613</text:p>
          </table:table-cell>
          <table:table-cell office:value-type="float" office:value="30611">
            <text:p>30611</text:p>
          </table:table-cell>
          <table:table-cell office:value-type="float" office:value="23.19">
            <text:p>23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977">
            <text:p>39977</text:p>
          </table:table-cell>
          <table:table-cell office:value-type="float" office:value="6835">
            <text:p>6835</text:p>
          </table:table-cell>
          <table:table-cell office:value-type="float" office:value="20.62">
            <text:p>20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298225">
            <text:p>298225</text:p>
          </table:table-cell>
          <table:table-cell office:value-type="float" office:value="60417">
            <text:p>60417</text:p>
          </table:table-cell>
          <table:table-cell office:value-type="float" office:value="25.41">
            <text:p>25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03369">
            <text:p>303369</text:p>
          </table:table-cell>
          <table:table-cell office:value-type="float" office:value="7314">
            <text:p>7314</text:p>
          </table:table-cell>
          <table:table-cell office:value-type="float" office:value="2.47">
            <text:p>2,4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2987">
            <text:p>12987</text:p>
          </table:table-cell>
          <table:table-cell office:value-type="float" office:value="3773">
            <text:p>3773</text:p>
          </table:table-cell>
          <table:table-cell office:value-type="float" office:value="40.95">
            <text:p>40,9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26209">
            <text:p>26209</text:p>
          </table:table-cell>
          <table:table-cell office:value-type="float" office:value="2182">
            <text:p>2182</text:p>
          </table:table-cell>
          <table:table-cell office:value-type="float" office:value="9.08">
            <text:p>9,0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28392">
            <text:p>28392</text:p>
          </table:table-cell>
          <table:table-cell office:value-type="float" office:value="3369">
            <text:p>3369</text:p>
          </table:table-cell>
          <table:table-cell office:value-type="float" office:value="13.46">
            <text:p>13,4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18.59">
            <text:p>18,5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2979">
            <text:p>42979</text:p>
          </table:table-cell>
          <table:table-cell office:value-type="float" office:value="4161">
            <text:p>4161</text:p>
          </table:table-cell>
          <table:table-cell office:value-type="float" office:value="10.72">
            <text:p>10,7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569">
            <text:p>4569</text:p>
          </table:table-cell>
          <table:table-cell office:value-type="float" office:value="275">
            <text:p>275</text:p>
          </table:table-cell>
          <table:table-cell office:value-type="float" office:value="6.4">
            <text:p>6,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28573">
            <text:p>28573</text:p>
          </table:table-cell>
          <table:table-cell office:value-type="float" office:value="385">
            <text:p>385</text:p>
          </table:table-cell>
          <table:table-cell office:value-type="float" office:value="1.37">
            <text:p>1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cedonia Północna</text:p>
          </table:table-cell>
          <table:table-cell office:value-type="float" office:value="20070">
            <text:p>20070</text:p>
          </table:table-cell>
          <table:table-cell office:value-type="float" office:value="25408">
            <text:p>25408</text:p>
          </table:table-cell>
          <table:table-cell office:value-type="float" office:value="5338">
            <text:p>5338</text:p>
          </table:table-cell>
          <table:table-cell office:value-type="float" office:value="26.6">
            <text:p>26,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ajotta</text:p>
          </table:table-cell>
          <table:table-cell office:value-type="float" office:value="732">
            <text:p>732</text:p>
          </table:table-cell>
          <table:table-cell office:value-type="float" office:value="928">
            <text:p>928</text:p>
          </table:table-cell>
          <table:table-cell office:value-type="float" office:value="196">
            <text:p>196</text:p>
          </table:table-cell>
          <table:table-cell office:value-type="float" office:value="26.78">
            <text:p>26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230">
            <text:p>2230</text:p>
          </table:table-cell>
          <table:table-cell office:value-type="float" office:value="54">
            <text:p>54</text:p>
          </table:table-cell>
          <table:table-cell office:value-type="float" office:value="2.48">
            <text:p>2,4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lezja</text:p>
          </table:table-cell>
          <table:table-cell office:value-type="float" office:value="172889">
            <text:p>172889</text:p>
          </table:table-cell>
          <table:table-cell office:value-type="float" office:value="166507">
            <text:p>166507</text:p>
          </table:table-cell>
          <table:table-cell office:value-type="float" office:value="-6382">
            <text:p>-6382</text:p>
          </table:table-cell>
          <table:table-cell office:value-type="float" office:value="-3.69">
            <text:p>-3,6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010">
            <text:p>4010</text:p>
          </table:table-cell>
          <table:table-cell office:value-type="float" office:value="332">
            <text:p>332</text:p>
          </table:table-cell>
          <table:table-cell office:value-type="float" office:value="9.03">
            <text:p>9,0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rtynika</text:p>
          </table:table-cell>
          <table:table-cell office:value-type="float" office:value="3407">
            <text:p>3407</text:p>
          </table:table-cell>
          <table:table-cell office:value-type="float" office:value="3575">
            <text:p>3575</text:p>
          </table:table-cell>
          <table:table-cell office:value-type="float" office:value="168">
            <text:p>168</text:p>
          </table:table-cell>
          <table:table-cell office:value-type="float" office:value="4.93">
            <text:p>4,9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1060">
            <text:p>11060</text:p>
          </table:table-cell>
          <table:table-cell office:value-type="float" office:value="79">
            <text:p>79</text:p>
          </table:table-cell>
          <table:table-cell office:value-type="float" office:value="0.72">
            <text:p>0,7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eksyk</text:p>
          </table:table-cell>
          <table:table-cell office:value-type="float" office:value="724711">
            <text:p>724711</text:p>
          </table:table-cell>
          <table:table-cell office:value-type="float" office:value="1049072">
            <text:p>1049072</text:p>
          </table:table-cell>
          <table:table-cell office:value-type="float" office:value="324361">
            <text:p>324361</text:p>
          </table:table-cell>
          <table:table-cell office:value-type="float" office:value="44.76">
            <text:p>44,7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0716">
            <text:p>40716</text:p>
          </table:table-cell>
          <table:table-cell office:value-type="float" office:value="3731">
            <text:p>3731</text:p>
          </table:table-cell>
          <table:table-cell office:value-type="float" office:value="10.09">
            <text:p>10,0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21">
            <text:p>521</text:p>
          </table:table-cell>
          <table:table-cell office:value-type="float" office:value="-4">
            <text:p>-4</text:p>
          </table:table-cell>
          <table:table-cell office:value-type="float" office:value="-0.76">
            <text:p>-0,7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5922">
            <text:p>15922</text:p>
          </table:table-cell>
          <table:table-cell office:value-type="float" office:value="-1346">
            <text:p>-1346</text:p>
          </table:table-cell>
          <table:table-cell office:value-type="float" office:value="-7.79">
            <text:p>-7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addniestrze</text:p>
          </table:table-cell>
          <table:table-cell office:value-type="float" office:value="6769">
            <text:p>6769</text:p>
          </table:table-cell>
          <table:table-cell office:value-type="float" office:value="7258">
            <text:p>7258</text:p>
          </table:table-cell>
          <table:table-cell office:value-type="float" office:value="489">
            <text:p>489</text:p>
          </table:table-cell>
          <table:table-cell office:value-type="float" office:value="7.22">
            <text:p>7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975907">
            <text:p>975907</text:p>
          </table:table-cell>
          <table:table-cell office:value-type="float" office:value="31373">
            <text:p>31373</text:p>
          </table:table-cell>
          <table:table-cell office:value-type="float" office:value="3.32">
            <text:p>3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0348">
            <text:p>40348</text:p>
          </table:table-cell>
          <table:table-cell office:value-type="float" office:value="-233">
            <text:p>-233</text:p>
          </table:table-cell>
          <table:table-cell office:value-type="float" office:value="-0.57">
            <text:p>-0,5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2519">
            <text:p>32519</text:p>
          </table:table-cell>
          <table:table-cell office:value-type="float" office:value="-1052">
            <text:p>-1052</text:p>
          </table:table-cell>
          <table:table-cell office:value-type="float" office:value="-3.13">
            <text:p>-3,1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0585">
            <text:p>10585</text:p>
          </table:table-cell>
          <table:table-cell office:value-type="float" office:value="1805">
            <text:p>1805</text:p>
          </table:table-cell>
          <table:table-cell office:value-type="float" office:value="20.56">
            <text:p>20,5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anama</text:p>
          </table:table-cell>
          <table:table-cell office:value-type="float" office:value="20026">
            <text:p>20026</text:p>
          </table:table-cell>
          <table:table-cell office:value-type="float" office:value="23876">
            <text:p>23876</text:p>
          </table:table-cell>
          <table:table-cell office:value-type="float" office:value="3850">
            <text:p>3850</text:p>
          </table:table-cell>
          <table:table-cell office:value-type="float" office:value="19.23">
            <text:p>19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36744">
            <text:p>36744</text:p>
          </table:table-cell>
          <table:table-cell office:value-type="float" office:value="3676">
            <text:p>3676</text:p>
          </table:table-cell>
          <table:table-cell office:value-type="float" office:value="11.12">
            <text:p>11,1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eru</text:p>
          </table:table-cell>
          <table:table-cell office:value-type="float" office:value="113536">
            <text:p>113536</text:p>
          </table:table-cell>
          <table:table-cell office:value-type="float" office:value="225272">
            <text:p>225272</text:p>
          </table:table-cell>
          <table:table-cell office:value-type="float" office:value="111736">
            <text:p>111736</text:p>
          </table:table-cell>
          <table:table-cell office:value-type="float" office:value="98.41">
            <text:p>98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linezja Francuska</text:p>
          </table:table-cell>
          <table:table-cell office:value-type="float" office:value="1590">
            <text:p>1590</text:p>
          </table:table-cell>
          <table:table-cell office:value-type="float" office:value="1636">
            <text:p>1636</text:p>
          </table:table-cell>
          <table:table-cell office:value-type="float" office:value="46">
            <text:p>46</text:p>
          </table:table-cell>
          <table:table-cell office:value-type="float" office:value="2.89">
            <text:p>2,8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473829">
            <text:p>473829</text:p>
          </table:table-cell>
          <table:table-cell office:value-type="float" office:value="64361">
            <text:p>64361</text:p>
          </table:table-cell>
          <table:table-cell office:value-type="float" office:value="15.72">
            <text:p>15,7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1713">
            <text:p>31713</text:p>
          </table:table-cell>
          <table:table-cell office:value-type="float" office:value="2613">
            <text:p>2613</text:p>
          </table:table-cell>
          <table:table-cell office:value-type="float" office:value="8.98">
            <text:p>8,9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2557">
            <text:p>122557</text:p>
          </table:table-cell>
          <table:table-cell office:value-type="float" office:value="10474">
            <text:p>10474</text:p>
          </table:table-cell>
          <table:table-cell office:value-type="float" office:value="9.34">
            <text:p>9,3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union</text:p>
          </table:table-cell>
          <table:table-cell office:value-type="float" office:value="5059">
            <text:p>5059</text:p>
          </table:table-cell>
          <table:table-cell office:value-type="float" office:value="5141">
            <text:p>5141</text:p>
          </table:table-cell>
          <table:table-cell office:value-type="float" office:value="82">
            <text:p>82</text:p>
          </table:table-cell>
          <table:table-cell office:value-type="float" office:value="1.62">
            <text:p>1,6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138587">
            <text:p>2138587</text:p>
          </table:table-cell>
          <table:table-cell office:value-type="float" office:value="324978">
            <text:p>324978</text:p>
          </table:table-cell>
          <table:table-cell office:value-type="float" office:value="17.92">
            <text:p>17,9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294380">
            <text:p>294380</text:p>
          </table:table-cell>
          <table:table-cell office:value-type="float" office:value="33413">
            <text:p>33413</text:p>
          </table:table-cell>
          <table:table-cell office:value-type="float" office:value="12.8">
            <text:p>12,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43">
            <text:p>343</text:p>
          </table:table-cell>
          <table:table-cell office:value-type="float" office:value="95">
            <text:p>95</text:p>
          </table:table-cell>
          <table:table-cell office:value-type="float" office:value="38.31">
            <text:p>38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17078">
            <text:p>117078</text:p>
          </table:table-cell>
          <table:table-cell office:value-type="float" office:value="15521">
            <text:p>15521</text:p>
          </table:table-cell>
          <table:table-cell office:value-type="float" office:value="15.28">
            <text:p>15,2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668">
            <text:p>668</text:p>
          </table:table-cell>
          <table:table-cell office:value-type="float" office:value="-139">
            <text:p>-139</text:p>
          </table:table-cell>
          <table:table-cell office:value-type="float" office:value="-17.22">
            <text:p>-17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2054">
            <text:p>22054</text:p>
          </table:table-cell>
          <table:table-cell office:value-type="float" office:value="690">
            <text:p>690</text:p>
          </table:table-cell>
          <table:table-cell office:value-type="float" office:value="3.23">
            <text:p>3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58218">
            <text:p>58218</text:p>
          </table:table-cell>
          <table:table-cell office:value-type="float" office:value="4592">
            <text:p>4592</text:p>
          </table:table-cell>
          <table:table-cell office:value-type="float" office:value="8.56">
            <text:p>8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3745">
            <text:p>23745</text:p>
          </table:table-cell>
          <table:table-cell office:value-type="float" office:value="3257">
            <text:p>3257</text:p>
          </table:table-cell>
          <table:table-cell office:value-type="float" office:value="15.9">
            <text:p>15,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353789">
            <text:p>3353789</text:p>
          </table:table-cell>
          <table:table-cell office:value-type="float" office:value="507935">
            <text:p>507935</text:p>
          </table:table-cell>
          <table:table-cell office:value-type="float" office:value="17.85">
            <text:p>17,8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5235">
            <text:p>75235</text:p>
          </table:table-cell>
          <table:table-cell office:value-type="float" office:value="8033">
            <text:p>8033</text:p>
          </table:table-cell>
          <table:table-cell office:value-type="float" office:value="11.95">
            <text:p>11,9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7222">
            <text:p>97222</text:p>
          </table:table-cell>
          <table:table-cell office:value-type="float" office:value="6984">
            <text:p>6984</text:p>
          </table:table-cell>
          <table:table-cell office:value-type="float" office:value="7.74">
            <text:p>7,7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01438">
            <text:p>501438</text:p>
          </table:table-cell>
          <table:table-cell office:value-type="float" office:value="11562">
            <text:p>11562</text:p>
          </table:table-cell>
          <table:table-cell office:value-type="float" office:value="2.36">
            <text:p>2,3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73156">
            <text:p>173156</text:p>
          </table:table-cell>
          <table:table-cell office:value-type="float" office:value="-1384">
            <text:p>-1384</text:p>
          </table:table-cell>
          <table:table-cell office:value-type="float" office:value="-0.79">
            <text:p>-0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unezja</text:p>
          </table:table-cell>
          <table:table-cell office:value-type="float" office:value="69212">
            <text:p>69212</text:p>
          </table:table-cell>
          <table:table-cell office:value-type="float" office:value="75058">
            <text:p>75058</text:p>
          </table:table-cell>
          <table:table-cell office:value-type="float" office:value="5846">
            <text:p>5846</text:p>
          </table:table-cell>
          <table:table-cell office:value-type="float" office:value="8.45">
            <text:p>8,4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616835">
            <text:p>616835</text:p>
          </table:table-cell>
          <table:table-cell office:value-type="float" office:value="32445">
            <text:p>32445</text:p>
          </table:table-cell>
          <table:table-cell office:value-type="float" office:value="5.55">
            <text:p>5,5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32638">
            <text:p>32638</text:p>
          </table:table-cell>
          <table:table-cell office:value-type="float" office:value="-1830">
            <text:p>-1830</text:p>
          </table:table-cell>
          <table:table-cell office:value-type="float" office:value="-5.31">
            <text:p>-5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5637">
            <text:p>175637</text:p>
          </table:table-cell>
          <table:table-cell office:value-type="float" office:value="20895">
            <text:p>2089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39751">
            <text:p>139751</text:p>
          </table:table-cell>
          <table:table-cell office:value-type="float" office:value="9806">
            <text:p>9806</text:p>
          </table:table-cell>
          <table:table-cell office:value-type="float" office:value="7.55">
            <text:p>7,5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85124">
            <text:p>685124</text:p>
          </table:table-cell>
          <table:table-cell office:value-type="float" office:value="78203">
            <text:p>78203</text:p>
          </table:table-cell>
          <table:table-cell office:value-type="float" office:value="12.89">
            <text:p>12,8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40524">
            <text:p>740524</text:p>
          </table:table-cell>
          <table:table-cell office:value-type="float" office:value="99600">
            <text:p>99600</text:p>
          </table:table-cell>
          <table:table-cell office:value-type="float" office:value="15.54">
            <text:p>15,5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366">
            <text:p>366</text:p>
          </table:table-cell>
          <table:table-cell office:value-type="float" office:value="-37">
            <text:p>-37</text:p>
          </table:table-cell>
          <table:table-cell office:value-type="float" office:value="-9.18">
            <text:p>-9,1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</table:table>
      <table:database-ranges>
        <table:database-range table:target-range-address="Arkusz1.A1:Arkusz1.H1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1:53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22T11:53:43.64</dc:date>
    <dc:creator>Andrzej Bystrzycki</dc:creator>
    <meta:document-statistic meta:table-count="1" meta:cell-count="800" meta:object-count="0"/>
    <meta:generator>OpenOffice.org/3.3$Win32 OpenOffice.org_project/330m20$Build-9567</meta:generator>
  </office:meta>
</office:document-meta>
</file>